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font-size="14pt" fo:font-style="italic"/>
    </style:style>
    <style:style style:name="T1" style:family="text">
      <style:text-properties fo:font-size="14pt" fo:font-style="italic"/>
    </style:style>
    <style:style style:name="T2" style:family="text">
      <style:text-properties style:text-position="-33% 58%" fo:font-size="14pt"/>
    </style:style>
    <style:style style:name="T3" style:family="text">
      <style:text-properties style:text-position="-33% 58%" fo:font-size="14pt" fo:font-style="italic"/>
    </style:style>
    <style:style style:name="T4" style:family="text">
      <style:text-properties style:text-position="-33% 58%" fo:font-size="14pt" fo:font-style="normal" style:font-style-asian="normal" style:font-style-complex="normal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45cm" svg:y1="1.475cm" svg:x2="7.025cm" svg:y2="1.475cm">
          <text:p/>
        </draw:line>
        <draw:line draw:style-name="gr1" draw:text-style-name="P1" draw:layer="layout" svg:x1="0.675cm" svg:y1="4.65cm" svg:x2="5.755cm" svg:y2="4.65cm">
          <text:p/>
        </draw:line>
        <draw:line draw:style-name="gr1" draw:text-style-name="P1" draw:layer="layout" svg:x1="5.755cm" svg:y1="4.65cm" svg:x2="7.025cm" svg:y2="1.475cm">
          <text:p/>
        </draw:line>
        <draw:line draw:style-name="gr1" draw:text-style-name="P1" draw:layer="layout" svg:x1="0.675cm" svg:y1="4.65cm" svg:x2="1.945cm" svg:y2="1.475cm">
          <text:p/>
        </draw:line>
        <draw:line draw:style-name="gr1" draw:text-style-name="P1" draw:layer="layout" svg:x1="0.675cm" svg:y1="4.65cm" svg:x2="7.025cm" svg:y2="1.475cm">
          <text:p/>
        </draw:line>
        <draw:line draw:style-name="gr1" draw:text-style-name="P1" draw:layer="layout" svg:x1="1.945cm" svg:y1="1.475cm" svg:x2="5.755cm" svg:y2="4.65cm">
          <text:p/>
        </draw:line>
        <draw:ellipse draw:style-name="gr1" draw:text-style-name="P1" draw:layer="layout" svg:width="0.187cm" svg:height="0.178cm" svg:x="1.83cm" svg:y="1.345cm">
          <text:p/>
        </draw:ellipse>
        <draw:ellipse draw:style-name="gr1" draw:text-style-name="P1" draw:layer="layout" svg:width="0.187cm" svg:height="0.178cm" svg:x="6.931cm" svg:y="1.345cm">
          <text:p/>
        </draw:ellipse>
        <draw:ellipse draw:style-name="gr1" draw:text-style-name="P1" draw:layer="layout" svg:width="0.187cm" svg:height="0.178cm" svg:x="5.631cm" svg:y="4.545cm">
          <text:p/>
        </draw:ellipse>
        <draw:ellipse draw:style-name="gr1" draw:text-style-name="P1" draw:layer="layout" svg:width="0.187cm" svg:height="0.178cm" svg:x="0.631cm" svg:y="4.545cm">
          <text:p/>
        </draw:ellipse>
        <draw:frame draw:style-name="gr2" draw:text-style-name="P3" draw:layer="layout" svg:width="0.98cm" svg:height="0.924cm" svg:x="3.865cm" svg:y="0.65cm">
          <draw:text-box>
            <text:p text:style-name="P2"><text:span text:style-name="T1">r</text:span><text:span text:style-name="T2">12</text:span></text:p>
          </draw:text-box>
        </draw:frame>
        <draw:frame draw:style-name="gr2" draw:text-style-name="P3" draw:layer="layout" svg:width="1.015cm" svg:height="0.924cm" svg:x="6.465cm" svg:y="2.65cm">
          <draw:text-box>
            <text:p text:style-name="P2"><text:span text:style-name="T1">r</text:span><text:span text:style-name="T3">B</text:span><text:span text:style-name="T2">2</text:span></text:p>
          </draw:text-box>
        </draw:frame>
        <draw:frame draw:style-name="gr2" draw:text-style-name="P3" draw:layer="layout" svg:width="1.015cm" svg:height="0.924cm" svg:x="0.365cm" svg:y="2.45cm">
          <draw:text-box>
            <text:p text:style-name="P2"><text:span text:style-name="T1">r</text:span><text:span text:style-name="T3">A</text:span><text:span text:style-name="T4">1</text:span></text:p>
          </draw:text-box>
        </draw:frame>
        <draw:frame draw:style-name="gr2" draw:text-style-name="P4" draw:layer="layout" svg:width="0.862cm" svg:height="0.806cm" svg:x="2.865cm" svg:y="4.535cm">
          <draw:text-box>
            <text:p text:style-name="P2"><text:span text:style-name="T1">R</text:span></text:p>
          </draw:text-box>
        </draw:frame>
        <draw:frame draw:style-name="gr2" draw:text-style-name="P4" draw:layer="layout" svg:width="0.832cm" svg:height="0.806cm" svg:x="0.04cm" svg:y="4.65cm">
          <draw:text-box>
            <text:p text:style-name="P2"><text:span text:style-name="T1">A</text:span></text:p>
          </draw:text-box>
        </draw:frame>
        <draw:frame draw:style-name="gr2" draw:text-style-name="P4" draw:layer="layout" svg:width="0.832cm" svg:height="0.806cm" svg:x="5.34cm" svg:y="4.65cm">
          <draw:text-box>
            <text:p text:style-name="P2"><text:span text:style-name="T1">B</text:span></text:p>
          </draw:text-box>
        </draw:frame>
        <draw:frame draw:style-name="gr2" draw:text-style-name="P3" draw:layer="layout" svg:width="0.934cm" svg:height="0.924cm" svg:x="7.165cm" svg:y="0.85cm">
          <draw:text-box>
            <text:p text:style-name="P2"><text:span text:style-name="T5">e</text:span><text:span text:style-name="T2">2</text:span></text:p>
          </draw:text-box>
        </draw:frame>
        <draw:frame draw:style-name="gr2" draw:text-style-name="P3" draw:layer="layout" svg:width="0.934cm" svg:height="0.924cm" svg:x="0.965cm" svg:y="0.75cm">
          <draw:text-box>
            <text:p text:style-name="P2"><text:span text:style-name="T5">e</text:span><text:span text:style-name="T2">1</text:span></text:p>
          </draw:text-box>
        </draw:frame>
        <draw:frame draw:style-name="gr2" draw:text-style-name="P3" draw:layer="layout" svg:width="1.015cm" svg:height="0.924cm" svg:x="4.765cm" svg:y="2.25cm">
          <draw:text-box>
            <text:p text:style-name="P2"><text:span text:style-name="T1">r</text:span><text:span text:style-name="T3">A</text:span><text:span text:style-name="T2">2</text:span></text:p>
          </draw:text-box>
        </draw:frame>
        <draw:frame draw:style-name="gr2" draw:text-style-name="P3" draw:layer="layout" svg:width="1.018cm" svg:height="0.924cm" svg:x="1.965cm" svg:y="1.75cm">
          <draw:text-box>
            <text:p text:style-name="P2"><text:span text:style-name="T1">r</text:span><text:span text:style-name="T3">B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Jussi Eloranta</meta:initial-creator>
    <meta:creation-date>2007-03-26T19:34:59</meta:creation-date>
    <dc:creator>Jussi Eloranta</dc:creator>
    <dc:date>2009-03-16T11:51:01</dc:date>
    <dc:language>en-US</dc:language>
    <meta:editing-cycles>35</meta:editing-cycles>
    <meta:editing-duration>PT02H08M44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